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erif"/>
    </style:style>
    <style:style style:name="P2" style:family="paragraph" style:parent-style-name="Standard">
      <style:text-properties style:font-name="Courier New" fo:font-size="9pt" style:font-size-asian="9pt" style:font-size-complex="9pt"/>
    </style:style>
    <style:style style:name="P3" style:family="paragraph" style:parent-style-name="Standard">
      <style:paragraph-properties fo:break-before="page"/>
      <style:text-properties style:font-name="DejaVu Serif"/>
    </style:style>
    <style:style style:name="P4" style:family="paragraph" style:parent-style-name="Standard">
      <style:text-properties style:font-name="Courier New" fo:font-size="9pt" style:font-size-asian="9pt" style:font-size-complex="9pt"/>
    </style:style>
    <style:style style:name="P5" style:family="paragraph" style:parent-style-name="Standard">
      <style:text-properties style:font-name="DejaVu Serif"/>
    </style:style>
    <style:style style:name="P6" style:family="paragraph" style:parent-style-name="Standard">
      <style:paragraph-properties fo:break-before="page"/>
      <style:text-properties style:font-name="DejaVu Serif"/>
    </style:style>
    <style:style style:name="T1" style:family="text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tics</text:p>
      <text:p text:style-name="P1">Lab04 – Questão 1</text:p>
      <text:p text:style-name="P1"/>
      <text:p text:style-name="P1">A resposta desta questão consta no script <text:span text:style-name="T1">questao1.R</text:span>.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2T19:34:39</meta:creation-date>
    <dc:date>2012-05-18T21:30:58</dc:date>
    <meta:editing-duration>P1DT12H8M4S</meta:editing-duration>
    <meta:editing-cycles>29</meta:editing-cycles>
    <meta:generator>LibreOffice/3.5$Linux_X86_64 LibreOffice_project/350m1$Build-202</meta:generator>
    <meta:document-statistic meta:table-count="0" meta:image-count="0" meta:object-count="0" meta:page-count="2" meta:paragraph-count="3" meta:word-count="13" meta:character-count="79" meta:non-whitespace-character-count="69"/>
  </office:meta>
</office:document-meta>
</file>